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Text_20_body">
      <style:text-properties officeooo:rsid="00292d4c" officeooo:paragraph-rsid="00292d4c"/>
    </style:style>
    <style:style style:name="P4" style:family="paragraph" style:parent-style-name="Heading_20_1" style:master-page-name="Right_20_Page">
      <style:paragraph-properties style:page-number="auto"/>
      <style:text-properties officeooo:rsid="00292d4c" officeooo:paragraph-rsid="00292d4c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paragraph-properties fo:break-before="page"/>
      <style:text-properties officeooo:rsid="00292d4c" officeooo:paragraph-rsid="00292d4c"/>
    </style:style>
    <style:style style:name="T1" style:family="text">
      <style:text-properties officeooo:rsid="001d5e8e"/>
    </style:style>
    <style:style style:name="T2" style:family="text">
      <style:text-properties officeooo:rsid="00292d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You'll Be In My Heart</text:h>
      <text:h text:style-name="Heading_20_2" text:outline-level="2">(<text:span text:style-name="T2">Phil Collins</text:span>)</text:h>
      <text:p text:style-name="Text_20_body">Time Signature: 4/4</text:p>
      <text:p text:style-name="Text_20_body">Chords: Am, C, <text:span text:style-name="T2">Em, </text:span>F, <text:span text:style-name="T2">Fm, </text:span>G</text:p>
      <text:p text:style-name="Text_20_body">Tempo: 130 - 150 BPM</text:p>
      <text:p text:style-name="P1"/>
      <text:h text:style-name="P6" text:outline-level="3">[VERSE 1]</text:h>
      <text:p text:style-name="P3">C <text:s text:c="28"/>G <text:s text:c="3"/>C</text:p>
      <text:p text:style-name="P3">Come stop your cryin' it will be alright</text:p>
      <text:p text:style-name="P3">C <text:s text:c="17"/>G <text:s text:c="6"/>C</text:p>
      <text:p text:style-name="P3">Just take my hand, hold it tight</text:p>
      <text:p text:style-name="P3">Am <text:s text:c="21"/>F</text:p>
      <text:p text:style-name="P3">I will protect you from all around you</text:p>
      <text:p text:style-name="P3">Dm <text:s text:c="22"/>G</text:p>
      <text:p text:style-name="P3">I will be here, don't you cry</text:p>
      <text:p text:style-name="P3">C <text:s text:c="20"/>G <text:s text:c="6"/>C</text:p>
      <text:p text:style-name="P3">For one so small, you seem so strong</text:p>
      <text:p text:style-name="P3">C <text:s text:c="29"/>G <text:s text:c="7"/>C</text:p>
      <text:p text:style-name="P3">My arms will hold you keep you safe and warm</text:p>
      <text:p text:style-name="P3">Am <text:s text:c="19"/>F</text:p>
      <text:p text:style-name="P3">This bond between us, can't be broken</text:p>
      <text:p text:style-name="P3">Dm <text:s text:c="22"/>G </text:p>
      <text:p text:style-name="P3">I will be here, don't you cry</text:p>
      <text:h text:style-name="Heading_20_3" text:outline-level="3">[CHORUS]</text:h>
      <text:p text:style-name="P3">C <text:s text:c="14"/>F <text:s text:c="5"/>G <text:s text:c="14"/>Em</text:p>
      <text:p text:style-name="P3">You'll be in my heart, you'll be in my heart</text:p>
      <text:p text:style-name="P3"><text:s text:c="6"/>Am <text:s text:c="9"/>F <text:s text:c="14"/>G</text:p>
      <text:p text:style-name="P3">From this day on, now and forever more</text:p>
      <text:p text:style-name="P3">C <text:s text:c="14"/>F <text:s text:c="8"/>G <text:s text:c="15"/>Em</text:p>
      <text:p text:style-name="P3">You'll be in my heart, no matter what they say</text:p>
      <text:p text:style-name="P3"><text:s text:c="6"/>Am <text:s text:c="12"/>F <text:s text:c="5"/>G</text:p>
      <text:p text:style-name="P3">You'll be here in my heart, always</text:p>
      <text:h text:style-name="Heading_20_3" text:outline-level="3">[VERSE 2]</text:h>
      <text:p text:style-name="P3">C <text:s text:c="28"/>G <text:s text:c="5"/>C</text:p>
      <text:p text:style-name="P3">Why can't they understand the way we feel?</text:p>
      <text:p text:style-name="P3">C <text:s text:c="30"/>G <text:s text:c="4"/>C</text:p>
      <text:p text:style-name="P3">They just don't trust what they can't explain</text:p>
      <text:p text:style-name="P3">Am <text:s text:c="24"/>F</text:p>
      <text:p text:style-name="P3">I know we're different but deep inside us</text:p>
      <text:p text:style-name="P3">Dm <text:s text:c="27"/>G </text:p>
      <text:p text:style-name="P3">We're not that different at all</text:p>
      <text:h text:style-name="Heading_20_3" text:outline-level="3">[CHORUS]</text:h>
      <text:p text:style-name="P3">C <text:s text:c="14"/>F <text:s text:c="5"/>G <text:s text:c="14"/>Em</text:p>
      <text:p text:style-name="P3">You'll be in my heart, you'll be in my heart</text:p>
      <text:p text:style-name="P3"><text:s text:c="6"/>Am <text:s text:c="9"/>F <text:s text:c="14"/>G</text:p>
      <text:p text:style-name="P3">From this day on, now and forever more</text:p>
      <text:p text:style-name="P3"/>
      <text:h text:style-name="Heading_20_3" text:outline-level="3"><text:soft-page-break/>[VERSE 3]</text:h>
      <text:p text:style-name="P3">F <text:s text:c="20"/>Am <text:s/></text:p>
      <text:p text:style-name="P3">Don't listen to them, what do they know?</text:p>
      <text:p text:style-name="P3">Dm <text:s text:c="19"/>Am <text:s text:c="5"/></text:p>
      <text:p text:style-name="P3">We need each other to have, to hold</text:p>
      <text:p text:style-name="P3">Am <text:s text:c="19"/>F</text:p>
      <text:p text:style-name="P3">They'll see in time. I know</text:p>
      <text:p text:style-name="P3">F <text:s text:c="26"/>Am</text:p>
      <text:p text:style-name="P3">When destiny calls you, you must be strong</text:p>
      <text:p text:style-name="P3">Dm <text:s text:c="28"/>Am</text:p>
      <text:p text:style-name="P3">I may not be with you, but you got to hold on</text:p>
      <text:p text:style-name="P3">Am <text:s text:c="19"/>F</text:p>
      <text:p text:style-name="P3">They'll see in time. I know</text:p>
      <text:p text:style-name="P3"><text:s text:c="7"/>C <text:s text:c="10"/>G</text:p>
      <text:p text:style-name="P3">We'll show them together</text:p>
      <text:h text:style-name="Heading_20_3" text:outline-level="3">[CHORUS]</text:h>
      <text:p text:style-name="P3">C <text:s text:c="14"/>F <text:s text:c="5"/>G <text:s text:c="14"/>Em</text:p>
      <text:p text:style-name="P3">You'll be in my heart, you'll be in my heart</text:p>
      <text:p text:style-name="P3"><text:s text:c="6"/>Am <text:s text:c="9"/>F <text:s text:c="14"/>G</text:p>
      <text:p text:style-name="P3">From this day on, now and forever more</text:p>
      <text:p text:style-name="P3">C <text:s text:c="14"/>F <text:s text:c="8"/>G <text:s text:c="15"/>Em</text:p>
      <text:p text:style-name="P3">You'll be in my heart, no matter what they say</text:p>
      <text:p text:style-name="P3"><text:s text:c="6"/>Am <text:s text:c="13"/>F <text:s text:c="6"/>G</text:p>
      <text:p text:style-name="P3">You'll be here in my heart, always</text:p>
      <text:h text:style-name="Heading_20_3" text:outline-level="3">[OUTRO]</text:h>
      <text:p text:style-name="P3">F <text:s text:c="15"/>C</text:p>
      <text:p text:style-name="P3">Always, I'll be with you</text:p>
      <text:p text:style-name="P3"><text:s text:c="9"/>F</text:p>
      <text:p text:style-name="P3">I'll be there for you always</text:p>
      <text:p text:style-name="P3"><text:s text:c="12"/>C</text:p>
      <text:p text:style-name="P3">Always and always</text:p>
      <text:p text:style-name="P3"><text:s text:c="10"/>F</text:p>
      <text:p text:style-name="P3">Just look over your shoulder</text:p>
      <text:p text:style-name="P3"><text:s text:c="10"/>C</text:p>
      <text:p text:style-name="P3">Just look over your shoulder</text:p>
      <text:p text:style-name="P3"><text:s text:c="10"/>F</text:p>
      <text:p text:style-name="P3">Just look over your shoulder</text:p>
      <text:p text:style-name="P3"><text:s text:c="20"/>C</text:p>
      <text:p text:style-name="P3">And I'll be there alw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56S</meta:editing-duration>
    <meta:editing-cycles>27</meta:editing-cycles>
    <meta:generator>LibreOffice/4.3.3.2$Linux_X86_64 LibreOffice_project/430m0$Build-2</meta:generator>
    <dc:title>Lyrics + Chords</dc:title>
    <dc:date>2017-05-15T21:47:48.522849263</dc:date>
    <meta:print-date>2017-04-03T12:23:29.985893000</meta:print-date>
    <meta:document-statistic meta:table-count="0" meta:image-count="0" meta:object-count="0" meta:page-count="3" meta:paragraph-count="84" meta:word-count="385" meta:character-count="2458" meta:non-whitespace-character-count="12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